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T4" style:parent-style-name="DefaultParagraphFont" style:family="text">
      <style:text-properties fo:font-size="15pt" style:font-size-asian="15pt" style:font-size-complex="15pt"/>
    </style:style>
    <style:style style:name="P5" style:parent-style-name="Standard" style:family="paragraph">
      <style:paragraph-properties fo:text-align="end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8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center"/>
    </style:style>
    <style:style style:name="T21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2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3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 fo:margin-left="0.5in">
        <style:tab-stops/>
      </style:paragraph-properties>
    </style:style>
    <style:style style:name="T68" style:parent-style-name="DefaultParagraphFont" style:family="text">
      <style:text-properties fo:font-size="15pt" style:font-size-asian="15pt" style:font-size-complex="15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<text:span text:style-name="T3">03 Maggio<text:s/></text:span><text:span text:style-name="T4">2024</text:span></text:p>
      <text:p text:style-name="P5"/>
      <text:p text:style-name="P6"><text:span text:style-name="T7">9</text:span><text:span text:style-name="T8"><text:s/>Lezione Embedded</text:span></text:p>
      <text:p text:style-name="P9"/>
      <text:p text:style-name="P10">Lettura dei dati Analogici<text:s/>:</text:p>
      <text:p text:style-name="P11"/>
      <text:p text:style-name="P12">ADC <text:s/>-&gt; leggere stati e valori del analogico digitale -&gt; discretizzare valore in base <text:s/>alle condizione neccessarie -&gt; risoluzione più bassa<text:s/>-&gt; dipende da cosa ti serve</text:p>
      <text:p text:style-name="P13"/>
      <text:p text:style-name="P14">Convertiore che da dispositivo -&gt; che converte da un min e un max -&gt; conversione da un unità di misura ad un’altra -&gt; <text:s/>conversione grandezza fisica in tensione <text:s/>(diversi valori) -&gt; in base a come richiesto -&gt; conversione in un range binario<text:s/></text:p>
      <text:p text:style-name="P15"/>
      <text:p text:style-name="P16">Decido l’intervallo che mi serve in base alle condizioni neccessarie<text:s/></text:p>
      <text:p text:style-name="P17"/>
      <text:p text:style-name="P18">Formula risoluzione</text:p>
      <text:p text:style-name="P19"/>
      <text:p text:style-name="P20"><draw:frame draw:style-name="a0" text:anchor-type="as-char" svg:x="0in" svg:y="0in" svg:width="1.40833in" svg:height="1.13333in" style:rel-width="scale" style:rel-height="scale"><draw:object xlink:href="Object 1/" xlink:type="simple" xlink:show="embed" xlink:actuate="onLoad"/></draw:frame><text:span text:style-name="T21"><text:s/>=<text:s/></text:span><draw:frame draw:style-name="a1" text:anchor-type="as-char" svg:x="0in" svg:y="0in" svg:width="1.375in" svg:height="1.13333in" style:rel-width="scale" style:rel-height="scale"><draw:object xlink:href="Object 2/" xlink:type="simple" xlink:show="embed" xlink:actuate="onLoad"/></draw:frame><text:span text:style-name="T22"><text:s/>=<text:s/></text:span><draw:frame draw:style-name="a2" text:anchor-type="as-char" svg:x="0in" svg:y="0in" svg:width="0.83333in" svg:height="1.14167in" style:rel-width="scale" style:rel-height="scale"><draw:object xlink:href="Object 3/" xlink:type="simple" xlink:show="embed" xlink:actuate="onLoad"/></draw:frame><text:span text:style-name="T23"><text:s/>= 19,6 mV</text:span></text:p>
      <text:p text:style-name="P24"/>
      <text:p text:style-name="P25"><text:s/></text:p>
      <text:p text:style-name="P26">Convertiori digitali -&gt; difficilmente dac (normalmente non serve) -&gt; in caso lo monti eseternamente<text:s/></text:p>
      <text:p text:style-name="P27"/>
      <text:p text:style-name="P28">DAC <text:s/>-&gt; più precisione del dato non è detto che mi serva</text:p>
      <text:soft-page-break/>
      <text:p text:style-name="P29">PWM -&gt; pulse with modulutation -&gt; modulazione con impulse -&gt; lampeggio modifico tempo di lampeggio rispetto a quanto sta spenta -&gt; come segnale analogico in uscita<text:s/>-&gt; converti in analogico</text:p>
      <text:p text:style-name="P30"/>
      <text:p text:style-name="P31">Regolazione della ventola in base alla velocità -&gt; riscaldare il resistore (rillevazione con l’ADC)<text:s/></text:p>
      <text:p text:style-name="P32"/>
      <text:p text:style-name="P33">Regolazione della ventola -&gt; regoli con PWM</text:p>
      <text:p text:style-name="P34"/>
      <text:p text:style-name="P35">PORTA -&gt; connessso con ingressi analogici per tutto <text:s/>il tempo del programma</text:p>
      <text:p text:style-name="P36"/>
      <text:p text:style-name="P37">Macchina -&gt; decide tutto dal multiplexer -&gt; dati letti in momenti diversi (in istanti diversi) -&gt; dati ad alte velocità di conversione -&gt; valutare tutte le ipotesi<text:s/></text:p>
      <text:p text:style-name="P38"/>
      <text:p text:style-name="P39">Registri dell’ADC</text:p>
      <text:list text:style-name="LFO6" text:continue-numbering="true">
        <text:list-item>
          <text:p text:style-name="P40">Configurazione <text:s/>-&gt; configurazione da analogico a digitale 10 bit (2 byte) -&gt; posso decidere anche di come mettere i dati, decido da bit ADFS)</text:p>
          <text:list text:continue-numbering="true">
            <text:list-item>
              <text:p text:style-name="P41">Giustificato ADFS</text:p>
              <text:list text:continue-numbering="true">
                <text:list-item>
                  <text:p text:style-name="P42">0 -&gt; DX</text:p>
                </text:list-item>
                <text:list-item>
                  <text:p text:style-name="P43">1 -&gt; SX</text:p>
                </text:list-item>
              </text:list>
            </text:list-item>
            <text:list-item>
              <text:p text:style-name="P44">ADCON0 <text:s/>-&gt; (8 bit occupati)</text:p>
              <text:list text:continue-numbering="true">
                <text:list-item>
                  <text:p text:style-name="P45">accendere o spegnere convertitore<text:s/></text:p>
                  <text:list text:continue-numbering="true">
                    <text:list-item>
                      <text:p text:style-name="P46">1 -&gt; accesso</text:p>
                    </text:list-item>
                    <text:list-item>
                      <text:p text:style-name="P47">0 -&gt; spento</text:p>
                    </text:list-item>
                  </text:list>
                </text:list-item>
              </text:list>
            </text:list-item>
            <text:list-item>
              <text:p text:style-name="P48">ADCON1 <text:s/>-&gt; (2 bit occupati)</text:p>
            </text:list-item>
            <text:list-item>
              <text:p text:style-name="P49">CH -&gt; channel (3 bit) -&gt; numericamente -&gt; quali bit converto in numero -&gt; insieme dei 3 bit dico numero che sto convertendo<text:s/></text:p>
            </text:list-item>
            <text:list-item>
              <text:p text:style-name="P50">Dalla selezione (ADCS0,ADCS1,ADCS2) decido in che ingresso analogico sono (da AN0 a AN9)</text:p>
            </text:list-item>
          </text:list>
        </text:list-item>
      </text:list>
      <text:p text:style-name="P51"/>
      <text:p text:style-name="P52">Conversione da analogico a digitale -&gt; richiedere diverse step -&gt; 15 passaggi -&gt; no istantanea -&gt; macchina che va questa opzione attivata -&gt; infine abbassa bit GO/DONE quando ha finito<text:s/></text:p>
      <text:p text:style-name="P53"/>
      <text:p text:style-name="P54"><text:tab/>GO/DONE -&gt;</text:p>
      <text:p text:style-name="P55"><text:tab/><text:tab/>O -&gt; imposto a basso</text:p>
      <text:p text:style-name="P56"><text:tab/><text:tab/>1 -&gt; imposto ad alto</text:p>
      <text:p text:style-name="P57"/>
      <text:p text:style-name="P58">ADCS0<text:s/>-&gt; selezionare da dove pescare la frequenta di clock del convertitore<text:s/>-&gt; risparmio energia per consumare meno</text:p>
      <text:p text:style-name="P59">ADCS1<text:s/>-&gt; selezionare da dove pescare la frequenta di clock del convertitore<text:s/>-&gt; risparmio energia per consumare meno</text:p>
      <text:p text:style-name="P60">ADCS2</text:p>
      <text:p text:style-name="P61"/>
      <text:p text:style-name="P62">ADCON1 -&gt; tabella seleziono su PORTA e PORTE -&gt; quali fili analogici e quali ddigitali</text:p>
      <text:p text:style-name="P63"/>
      <text:p text:style-name="P64">AN0 e AN1 -&gt; decido in base alle<text:s/>condizioni che mi interressano</text:p>
      <text:p text:style-name="P65">ANO e AN1 analogici -&gt; devo mettere anche AN3 -&gt; devo impostare <text:s/>sapendo che anche altri potrebberero diventare analogici</text:p>
      <text:p text:style-name="P66"/>
      <text:p text:style-name="P67"><text:span text:style-name="T68">VREF -&gt; tensioni di riferimento del convertito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complex="Arial" fo:color="#1F1F1F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5-03T08:47:00Z</dc:date>
    <meta:template xlink:href="Normal.dotm" xlink:type="simple"/>
    <meta:editing-cycles>329</meta:editing-cycles>
    <meta:editing-duration>PT101340S</meta:editing-duration>
    <meta:user-defined meta:name="AppVersion">16.0000</meta:user-defined>
    <meta:document-statistic meta:page-count="3" meta:paragraph-count="5" meta:word-count="402" meta:character-count="2692" meta:row-count="19" meta:non-whitespace-character-count="2295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</mml:mrow>
    <mml:mrow>
      <mml:mn>255</mml:mn>
    </mml:mrow>
  </mml:mfrac>
</mml:math>
</file>